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orage space (Full matrix)</text:p>
          </table:table-cell>
          <table:table-cell office:value-type="string" calcext:value-type="string">
            <text:p>Storage space (Sparse matrix)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80000" calcext:value-type="float">
            <text:p>6480000</text:p>
          </table:table-cell>
          <table:table-cell office:value-type="float" office:value="128680" calcext:value-type="float">
            <text:p>12868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492840" calcext:value-type="float">
            <text:p>149284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50000000" calcext:value-type="float">
            <text:p>4050000000</text:p>
          </table:table-cell>
          <table:table-cell office:value-type="float" office:value="3379240" calcext:value-type="float">
            <text:p>337924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taken (Full matrix)</text:p>
          </table:table-cell>
          <table:table-cell office:value-type="string" calcext:value-type="string">
            <text:p>Time taken (Sparse matrix)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0847" calcext:value-type="float">
            <text:p>0.280847</text:p>
          </table:table-cell>
          <table:table-cell office:value-type="float" office:value="0.003032" calcext:value-type="float">
            <text:p>0.0030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628694" calcext:value-type="float">
            <text:p>5.628694</text:p>
          </table:table-cell>
          <table:table-cell office:value-type="float" office:value="0.038415" calcext:value-type="float">
            <text:p>0.03841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.469186" calcext:value-type="float">
            <text:p>62.469186</text:p>
          </table:table-cell>
          <table:table-cell office:value-type="float" office:value="0.121366" calcext:value-type="float">
            <text:p>0.1213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3:58:15.515536825</meta:creation-date>
    <meta:generator>LibreOffice/7.3.7.2$Linux_X86_64 LibreOffice_project/30$Build-2</meta:generator>
    <dc:date>2022-12-13T19:49:17.961159947</dc:date>
    <meta:editing-duration>PT30M39S</meta:editing-duration>
    <meta:editing-cycles>7</meta:editing-cycles>
    <meta:document-statistic meta:table-count="1" meta:cell-count="25" meta:object-count="0"/>
  </office:meta>
</office:document-meta>
</file>